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1-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eekday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teacher_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Математика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етровіч О. 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нгл. Мова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Генадівнічівна І.І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кр. Мова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Довгополючка Р.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Інформатика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Кувічка М.Е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кономіка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Мачехін М.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Фізра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Фізрук Е.Ю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Історія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Шевчук Х.Т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тематика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етровіч О. В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Англ. Мова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Генадівнічівна І.І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кр. Мова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Довгополючка Р.Р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Інформатика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Кувічка М.Е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кономіка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Мачехін М.М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Фізра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Фізрук Е.Ю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Історія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Шевчук Х.Т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тематика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Петровіч О. В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нгл. Мова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Генадівнічівна І.І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Укр. Мова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Довгополючка Р.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Інформатика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Кувічка М.Е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кономіка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Мачехін М.М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Фізра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Фізрук Е.Ю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Історія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Шевчук Х.Т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тематика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Петровіч О. В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нгл. Мова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Генадівнічівна І.І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кр. Мова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Довгополючка Р.Р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Інформатика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Кувічка М.Е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кономіка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Мачехін М.М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Фізра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Фізрук Е.Ю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Історія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Шевчук Х.Т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тематика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Петровіч О. В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нгл. Мова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Генадівнічівна І.І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кр. Мова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Довгополючка Р.Р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Інформатика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Кувічка М.Е.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Економіка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Мачехін М.М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Фізра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Фізрук Е.Ю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Історія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Шевчук Х.Т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тематика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Петровіч О. В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нгл. Мова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Генадівнічівна І.І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кр. Мова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Довгополючка Р.Р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Інформатика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Кувічка М.Е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Економіка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Мачехін М.М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Фізра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Фізрук Е.Ю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Історія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Шевчук Х.Т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3">00/00/0000</text:date>, <text:time style:data-style-name="N2" text:time-value="21:24:23.794148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6:03.631681024</meta:creation-date>
    <dc:date>2018-02-03T21:26:47.424646275</dc:date>
    <meta:editing-duration>PT1H8M53S</meta:editing-duration>
    <meta:editing-cycles>9</meta:editing-cycles>
    <meta:generator>LibreOffice/5.4.4.2$Linux_X86_64 LibreOffice_project/40$Build-2</meta:generator>
    <meta:document-statistic meta:table-count="1" meta:cell-count="227" meta:object-count="0"/>
  </office:meta>
</office:document-meta>
</file>